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fr" fo:country="FR" officeooo:rsid="000ff9bd" officeooo:paragraph-rsid="001bfed5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166b5" officeooo:paragraph-rsid="001e9fb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text-properties fo:font-size="12pt" fo:language="fr" fo:country="FR" officeooo:rsid="001166b5" officeooo:paragraph-rsid="001e9fbd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Heading_20_2">
      <style:paragraph-properties fo:text-align="center" style:justify-single-word="false"/>
      <style:text-properties fo:font-size="14pt" fo:language="fr" fo:country="FR" fo:font-weight="normal" officeooo:rsid="000ff9bd" officeooo:paragraph-rsid="001bfe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4pt" fo:language="fr" fo:country="FR" fo:font-weight="normal" officeooo:rsid="000ff9bd" officeooo:paragraph-rsid="001bfe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0ff9bd" officeooo:paragraph-rsid="001bfe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0ff9bd" officeooo:paragraph-rsid="001cf059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language="fr" fo:country="FR" fo:font-weight="normal" officeooo:rsid="000ff9bd" officeooo:paragraph-rsid="001d485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officeooo:rsid="001bfed5"/>
    </style:style>
    <style:style style:name="T2" style:family="text">
      <style:text-properties officeooo:rsid="001cf059"/>
    </style:style>
    <style:style style:name="T3" style:family="text">
      <style:text-properties officeooo:rsid="001d4855"/>
    </style:style>
    <style:style style:name="T4" style:family="text">
      <style:text-properties officeooo:rsid="001ddcbe"/>
    </style:style>
    <style:style style:name="T5" style:family="text">
      <style:text-properties officeooo:rsid="0011a8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TER</text:p>
      <text:h text:style-name="P4" text:outline-level="2">Protocole SimpleCAN pour bus à base d'Arduino</text:h>
      <text:p text:style-name="P5"/>
      <text:p text:style-name="P6"><text:span text:style-name="T1">Le Forestier Romain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3">Le projet a pour objectif de définir une sur couche du protocole CAN, appelée SimpleCAN, pour faire communiquer entre-eux un ensemble de <text:span text:style-name="T5">nœuds</text:span> composés de cartes Arduino associées à une interface CAN. L'approche devra être validée, au travers d'une application simple de visualisation et d'envoi de données via un PC, sur un matériel existant consistant en 5 <text:span text:style-name="T5">nœuds</text:span> : un permettant une connexion PC via USB, un destiné au décodage de données propriétaires SeaTalk (Raymarine), deux destinés à du traitement de données NMEA (issues d'un GPS et d'une centrale Tactick) et le dernier portant une centrale inertielle. </text:p>
      <text:p text:style-name="P2"><text:span text:style-name="T1"/></text:p>
      <text:p text:style-name="P6"><text:span text:style-name="T1"/></text:p>
      <text:p text:style-name="P6"><text:span text:style-name="T1"/></text:p>
      <text:p text:style-name="P7"><text:span text:style-name="T2">plan</text:span></text:p>
      <text:p text:style-name="P7"><text:span text:style-name="T2">- présentation du protocole CAN</text:span></text:p>
      <text:p text:style-name="P7"><text:span text:style-name="T2"><text:tab/></text:span><text:span text:style-name="T3">- principe du protocole</text:span></text:p>
      <text:p text:style-name="P7"><text:span text:style-name="T3"><text:tab/>- caractéristique physique</text:span></text:p>
      <text:p text:style-name="P7"><text:span text:style-name="T2">- présentation de la carte</text:span></text:p>
      <text:p text:style-name="P8"><text:span text:style-name="T2"><text:tab/></text:span><text:span text:style-name="T3">- schema electrique</text:span></text:p>
      <text:p text:style-name="P8"><text:span text:style-name="T2"><text:tab/></text:span><text:span text:style-name="T3">- alimentation</text:span></text:p>
      <text:p text:style-name="P8"><text:span text:style-name="T2"><text:tab/></text:span><text:span text:style-name="T3">- branchement</text:span></text:p>
      <text:p text:style-name="P7"><text:span text:style-name="T3"><text:tab/>- programmation</text:span></text:p>
      <text:p text:style-name="P7"><text:span text:style-name="T2">- présentation de la librairie utilisé</text:span></text:p>
      <text:p text:style-name="P7"><text:span text:style-name="T2"><text:tab/></text:span><text:span text:style-name="T4">- présentation de simpleCan</text:span></text:p>
      <text:p text:style-name="P7"><text:span text:style-name="T4"><text:tab/>- présentation de la libraire utilisé</text:span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egoe UI" style:font-size-asian="18pt" style:font-weight-asian="bold" style:font-name-complex="Tahoma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1:39:36.95</meta:creation-date>
    <dc:date>2015-06-05T16:17:44.15</dc:date>
    <meta:editing-duration>PT4H7M45S</meta:editing-duration>
    <meta:editing-cycles>3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16" meta:word-count="152" meta:character-count="968" meta:non-whitespace-character-count="823"/>
  </office:meta>
</office:document-meta>
</file>